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1cm" svg:height="11.88cm" svg:x="19.15cm" svg:y="1.33cm">
          <text:p text:style-name="P1">Data Stor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94cm" svg:height="7.92cm" svg:x="9.91cm" svg:y="11.89cm">
          <text:p text:style-name="P1">Extractor-Prox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58cm" svg:height="6.27cm" svg:x="1.33cm" svg:y="4.96cm">
          <text:p text:style-name="P1">Get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97cm" svg:height="2.31cm" svg:x="24.43cm" svg:y="6.94cm">
          <text:p text:style-name="P1">SPARQL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3cm" svg:height="3.63cm" svg:x="24.1cm" svg:y="2.32cm">
          <text:p text:style-name="P1">Triple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4.62cm" svg:height="2.64cm" svg:x="10.57cm" svg:y="16.51cm">
          <text:p text:style-name="P1">HTTP</text:p>
          <text:p text:style-name="P1">Prox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4.62cm" svg:height="1.32cm" svg:x="10.57cm" svg:y="14.53cm">
          <text:p text:style-name="P1">Data Extr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xml:id="id8" draw:id="id8" draw:layer="layout" svg:width="2.97cm" svg:height="0.99cm" svg:x="24.43cm" svg:y="17.83cm">
          <draw:text-box>
            <text:p>Web</text:p>
          </draw:text-box>
        </draw:frame>
        <draw:connector draw:style-name="gr4" draw:text-style-name="P1" draw:layer="layout" svg:x1="12.88cm" svg:y1="16.51cm" svg:x2="12.88cm" svg:y2="15.85cm" draw:start-shape="id1" draw:start-glue-point="4" draw:end-shape="id2" draw:end-glue-point="2" svg:d="m12880 16510v-660">
          <text:p/>
        </draw:connector>
        <draw:connector draw:style-name="gr4" draw:text-style-name="P1" draw:layer="layout" draw:line-skew="0.659cm" svg:x1="12.88cm" svg:y1="14.53cm" svg:x2="21.955cm" svg:y2="11.56cm" draw:start-shape="id2" draw:start-glue-point="0" draw:end-shape="id3" svg:d="m12880 14530v-825h9075v-2145">
          <text:p/>
        </draw:connector>
        <draw:connector draw:style-name="gr5" draw:text-style-name="P1" draw:layer="layout" svg:x1="25.915cm" svg:y1="6.94cm" svg:x2="25.75cm" svg:y2="5.95cm" draw:start-shape="id4" draw:start-glue-point="0" draw:end-shape="id5" draw:end-glue-point="7" svg:d="m25915 6940v-494h-165v-496">
          <text:p/>
        </draw:connector>
        <draw:custom-shape draw:style-name="gr2" draw:text-style-name="P1" xml:id="id3" draw:id="id3" draw:layer="layout" svg:width="2.31cm" svg:height="6.93cm" svg:x="20.8cm" svg:y="4.63cm">
          <text:p text:style-name="P1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3.11cm" svg:y1="8.095cm" svg:x2="24.43cm" svg:y2="8.095cm" draw:start-shape="id3" draw:start-glue-point="1" draw:end-shape="id4" draw:end-glue-point="3" svg:d="m23110 8095h1320">
          <text:p/>
        </draw:connector>
        <draw:custom-shape draw:style-name="gr2" draw:text-style-name="P1" xml:id="id6" draw:id="id6" draw:layer="layout" svg:width="4.95cm" svg:height="3.63cm" svg:x="4.3cm" svg:y="6.28cm">
          <text:p text:style-name="P1">HTTP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775cm" svg:y1="9.91cm" svg:x2="10.57cm" svg:y2="17.83cm" draw:start-shape="id6" draw:start-glue-point="8" draw:end-shape="id1" draw:end-glue-point="5" svg:d="m6775 9910v7920h3795">
          <text:p/>
        </draw:connector>
        <draw:custom-shape draw:style-name="gr2" draw:text-style-name="P1" xml:id="id7" draw:id="id7" draw:layer="layout" svg:width="2.31cm" svg:height="3.63cm" svg:x="1.66cm" svg:y="6.61cm">
          <text:p text:style-name="P1">URI</text:p>
          <text:p text:style-name="P1">Queu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49cm" svg:y1="2.65cm" svg:x2="18.49cm" svg:y2="19.48cm">
          <text:p/>
        </draw:line>
        <draw:connector draw:style-name="gr5" draw:text-style-name="P1" xml:id="id9" draw:id="id9" draw:layer="layout" svg:x1="3.97cm" svg:y1="8.425cm" svg:x2="3.97cm" svg:y2="8.425cm" draw:start-shape="id7" draw:start-glue-point="1" draw:end-shape="id7" draw:end-glue-point="1" svg:d="m3970 8425">
          <text:p/>
        </draw:connector>
        <draw:connector draw:style-name="gr5" draw:text-style-name="P1" draw:layer="layout" svg:x1="9.25cm" svg:y1="8.095cm" svg:x2="20.8cm" svg:y2="8.095cm" draw:start-shape="id6" draw:start-glue-point="10" draw:end-shape="id3" draw:end-glue-point="3" svg:d="m9250 8095h11550">
          <text:p/>
        </draw:connector>
        <draw:connector draw:style-name="gr5" draw:text-style-name="P1" draw:layer="layout" svg:x1="15.19cm" svg:y1="17.83cm" svg:x2="24.43cm" svg:y2="18.325cm" draw:start-shape="id1" draw:start-glue-point="7" draw:end-shape="id8" svg:d="m15190 17830h4621v495h4619">
          <text:p/>
        </draw:connector>
        <draw:connector draw:style-name="gr4" draw:text-style-name="P1" draw:layer="layout" draw:line-skew="-2.652cm 3.972cm" svg:x1="3.97cm" svg:y1="8.26cm" svg:x2="4.3cm" svg:y2="8.095cm" draw:start-shape="id9" draw:start-glue-point="0" draw:end-shape="id6" draw:end-glue-point="6" svg:d="m3970 8260v0h330v-165 0">
          <text:p/>
        </draw:connector>
        <draw:frame draw:style-name="gr7" draw:text-style-name="P2" draw:layer="layout" svg:width="13.2cm" svg:height="2.89cm" svg:x="1.99cm" svg:y="1.66cm">
          <draw:text-box>
            <text:p text:style-name="P2"><text:span text:style-name="T1">Modular Craw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ny Ayers</meta:initial-creator>
    <meta:creation-date>2011-08-15T11:28:16</meta:creation-date>
    <dc:date>2011-08-15T11:57:09</dc:date>
    <dc:creator>Danny Ayers</dc:creator>
    <meta:editing-duration>PT13M2S</meta:editing-duration>
    <meta:editing-cycles>1</meta:editing-cycles>
    <meta:document-statistic meta:object-count="22"/>
    <meta:generator>LibreOffice/3.3$Linux LibreOffice_project/330m19$Build-202</meta:generator>
  </office:meta>
</office:document-meta>
</file>